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fieng - Ergoliste</text:span></text:p>
      <text:p text:style-name="Standard"/>
      <text:p text:style-name="Standard">O Ergoliste foi um site criado no Brasil, para ajudar aqueles que avaliava e tinha como trabalho, deixar os seus sistemas, sites e produtos de acordo com o mercado pedia. Detalhava como cada item tinha que ser avaliado e no final te mostrava o resumo da sua avaliação. Com tudo ele tinha seus problemas, tanto que seus criadores e colabores o tirou do ar e não lançou mais nenhuma versão. Muitos que o utilizava, ficou sem uma ferramenta, que lhes auxiliasse neste ramo.</text:p>
      <text:p text:style-name="Standard">O que causou seu encerramento, pode ter sido os seus vários problemas que tinha, a limitação de tecnologia na época em que estava no ar. Onde acabava com sua reputação, mesmo sendo uma inovação com o intuito de ajudar e facilitar o trabalho de especialistas. </text:p>
      <text:p text:style-name="Standard">Entre os seus vários problemas, estão que o site não permitia salvar a avaliação, se o avaliador no momento que começava, ele tinha que terminar e torcer para que o computador, não desligasse, a internet não caísse ou que sem querer fechasse a página. Pois caso isso acontecesse, todo o seu trabalho estaria perdido. Mais um problema foi que não tinha uma maneira de divulgar a sua avaliação ou dar espaço para que clientes encontrasse avaliadores no site, impedindo que gerasse trabalho e engajamento no site.</text:p>
      <text:p text:style-name="Standard">Por ter uma limitação de tecnologia na época, o site do próprio Ergoliste tinha seus defeitos visuais, como cores que não combinava, janelas que poderiam ter sido evitadas e que não tinha responsividade, pois ao acessar de outros aparelhos como celular, tablets ou telas menores e maiores, o site ficava todo bagunçado ou bem difícil de ser usado, menus mais bonitos e fáceis de usar. Além de não particionar os questionários e deixar junto, ocupando espaço na tela o Glossário.</text:p>
      <text:p text:style-name="Standard">Os avaliadores ou pessoas procurando especialistas para fechar negócio, não tinha nem como criar um perfil e deixar os seus dados para que outras pessoas o achassem.</text:p>
      <text:p text:style-name="Standard">E isso que possibilita de ser criado uma ferramenta, baseada no Ergoliste do passado, porém corrigindo os erros, deixando o site mais bonito, com as divisões, linhas e menus melhores, dando a possibilidade criar uma rede de negócios entre avaliadores e donos/gestores de sistemas, deixando suas avaliações salvas em um espaço publico e também quando tiver avaliando um sistema, para ele não perder todo o seu trabalho.</text:p>
      <text:p text:style-name="Standard">Este novo site será chamado de ..., que vai abranger tudo isso e mais um pouco, com as normas que o Ergoliste pregava, mas com a tecnologia e conhecimento que temos atual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BRICIO RANGEL DE SOUSA</meta:initial-creator>
    <dc:creator>FABRICIO RANGEL DE SOUSA</dc:creator>
    <meta:editing-cycles>3</meta:editing-cycles>
    <meta:creation-date>2022-03-28T23:11:00</meta:creation-date>
    <dc:date>2022-03-29T00:35:00</dc:date>
    <meta:editing-duration>PT21M</meta:editing-duration>
    <meta:generator>LibreOffice/6.4.7.2$Linux_X86_64 LibreOffice_project/40$Build-2</meta:generator>
    <meta:document-statistic meta:table-count="0" meta:image-count="0" meta:object-count="0" meta:page-count="1" meta:paragraph-count="8" meta:word-count="423" meta:character-count="2496" meta:non-whitespace-character-count="20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